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draw:auto-grow-height="true" fo:min-height="5.25cm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3.7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style:paragraph-properties fo:margin-left="0cm" fo:margin-right="0cm" fo:text-align="center" fo:text-indent="0cm" style:text-autospace="ideograph-alpha" style:punctuation-wrap="hanging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FontAwesome1" fo:font-size="18pt" style:font-size-asian="18pt" style:font-size-complex="18pt"/>
    </style:style>
    <style:style style:name="T6" style:family="text">
      <style:text-properties style:font-name="Icons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A Crash Course to C++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lease excuse any spelling errors.</text:span></text:p>
          </draw:text-box>
        </draw:frame>
        <draw:frame draw:style-name="gr1" draw:text-style-name="P3" draw:layer="layout" svg:width="26cm" svg:height="5.5cm" svg:x="1cm" svg:y="14.5cm">
          <draw:text-box>
            <text:p text:style-name="P2"><text:span text:style-name="T2">Please excuse any spelling error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the heck is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++ is a programming language extended from C</text:p>
              </text:list-item>
              <text:list-item>
                <text:p>It has classes much like java</text:p>
              </text:list-item>
              <text:list-item>
                <text:p>It works much more closely with memory</text:p>
              </text:list-item>
              <text:list-item>
                <text:p>Unlike .jar files, <text:span text:style-name="T3">(which are compiled for the JVM, a virutal machine that will interpret the compiled code)</text:span> a binary compiled for one type of cpu will not work on other cpus.</text:p>
              </text:list-item>
            </text:list>
          </draw:text-box>
        </draw:frame>
        <draw:frame presentation:style-name="pr4" draw:layer="layout" svg:width="26cm" svg:height="2.663cm" svg:x="10.465cm" svg:y="7.858cm" presentation:class="titl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etting started with normal C++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Open an IDE and create a new C++ project.</text:p>
              </text:list-item>
              <text:list-item>
                <text:p>Open the file in the code and run it the same way you would run java.</text:p>
              </text:list-item>
            </text:list>
          </draw:text-box>
        </draw:frame>
        <draw:frame draw:style-name="gr3" draw:text-style-name="P5" draw:layer="layout" svg:width="26cm" svg:height="14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etting Started with Arduino IDE</text:p>
          </draw:text-box>
        </draw:frame>
        <draw:frame presentation:style-name="pr5" draw:text-style-name="P6" draw:layer="layout" svg:width="26cm" svg:height="14cm" svg:x="1cm" svg:y="5.5cm" presentation:class="outline">
          <draw:text-box>
            <text:list text:style-name="L2">
              <text:list-item>
                <text:p><text:span text:style-name="T4">Hit your windows </text:span><text:span text:style-name="T5">(</text:span><text:span text:style-name="T6"></text:span><text:span text:style-name="T5">)</text:span><text:span text:style-name="T4"> key</text:span></text:p>
              </text:list-item>
              <text:list-item>
                <text:p><text:span text:style-name="T4">Type Arduino</text:span></text:p>
              </text:list-item>
              <text:list-item>
                <text:p><text:span text:style-name="T4">Hit enter to run</text:span></text:p>
              </text:list-item>
              <text:list-item>
                <text:p><text:span text:style-name="T4">Open up an example project under File &gt; Example</text:span></text:p>
              </text:list-item>
              <text:list-item>
                <text:p><text:span text:style-name="T4">Select your board model in the Sketch dropdown</text:span></text:p>
              </text:list-item>
              <text:list-item>
                <text:p><text:span text:style-name="T4">Choose the right USB (if there are problems, call me over)</text:span></text:p>
              </text:list-item>
              <text:list-item>
                <text:p><text:span text:style-name="T4">If you don’t know how to do something, look at the arduino documentation. The libraries are well documented and easy to understand, even coming from java.</text:span></text:p>
              </text:list-item>
              <text:list-item>
                <text:p><text:span text:style-name="T4">Play around with it. Look up youtube videos or read guides on how to use some of the components.</text:span></text:p>
                <text:list>
                  <text:list-item>
                    <text:p><text:span text:style-name="T4">Some boards may not support all libraries. Only a select few boards can serve as a HID devi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o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O NOT EXCLUDE RESISTORS IN YOUR CIRCUIT <text:span text:style-name="T7">(unless the diagram you are using does not </text:span><text:span text:style-name="T7">use a resistor, typically for a motor or something like </text:span><text:span text:style-name="T7">that)</text:span>. If in doubt, consult me.</text:p>
              </text:list-item>
              <text:list-item>
                <text:p><text:span text:style-name="T8">Project ideas are on Adafruit.com, Instructables.com, or anywhere else</text:span></text:p>
              </text:list-item>
              <text:list-item>
                <text:p><text:span text:style-name="T8">Tutorial PDF is available on Google Classroom</text:span></text:p>
              </text:list-item>
              <text:list-item>
                <text:p><text:span text:style-name="T8">First try to complete one of the tutorials in the Adeept Starter Kit PDF, It’s meant for the </text:span><text:span text:style-name="T8">Raspberry Pi, but you can easily change the code to work with the arduinos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 style:font-pitch="variable"/>
    <style:font-face style:name="FontAwesome" svg:font-family="FontAwesome" style:font-adornments="Semibold" style:font-pitch="variable"/>
    <style:font-face style:name="Icons1" svg:font-family="Icons" style:font-pitch="variable"/>
    <style:font-face style:name="Icons" svg:font-family="Icons" style:font-adornments="Semibold" style:font-pitch="variable"/>
    <style:font-face style:name="Source Sans Pro Semibold4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1:22:19.483068837</meta:creation-date>
    <meta:editing-duration>PT7H23M8S</meta:editing-duration>
    <meta:editing-cycles>12</meta:editing-cycles>
    <meta:generator>LibreOffice/6.2.2.2$Linux_X86_64 LibreOffice_project/20$Build-2</meta:generator>
    <dc:title>Midnightblue</dc:title>
    <dc:date>2019-04-03T14:55:27.957576936</dc:date>
    <meta:document-statistic meta:object-count="71"/>
  </office:meta>
</office:document-meta>
</file>